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2.936cm" fo:padding-top="0.175cm" fo:padding-bottom="0.175cm" fo:padding-left="0.3cm" fo:padding-right="0.3cm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4cm" fo:padding-top="0.175cm" fo:padding-bottom="0.175cm" fo:padding-left="0.3cm" fo:padding-right="0.3cm" loext:decorative="false"/>
      <style:paragraph-properties style:writing-mode="lr-tb"/>
    </style:style>
    <style:style style:name="gr3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026cm" fo:padding-top="0.175cm" fo:padding-bottom="0.175cm" fo:padding-left="0.3cm" fo:padding-right="0.3cm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35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5.942cm" fo:padding-top="0.175cm" fo:padding-bottom="0.175cm" fo:padding-left="0.3cm" fo:padding-right="0.3cm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35cm" fo:padding-top="0.175cm" fo:padding-bottom="0.175cm" fo:padding-left="0.3cm" fo:padding-right="0.3cm" loext:decorative="false"/>
      <style:paragraph-properties style:writing-mode="lr-tb"/>
    </style:style>
    <style:style style:name="gr8" style:family="graphic" style:parent-style-name="standard">
      <style:graphic-properties svg:stroke-color="#ff0000" draw:textarea-vertical-align="middle" loext:decorative="false"/>
    </style:style>
    <style:style style:name="gr9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276cm" fo:min-width="0.776cm" fo:padding-top="0.175cm" fo:padding-bottom="0.175cm" fo:padding-left="0.3cm" fo:padding-right="0.3cm" loext:decorative="false"/>
      <style:paragraph-properties style:writing-mode="lr-tb"/>
    </style:style>
    <style:style style:name="gr10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2.4cm" fo:padding-top="0.175cm" fo:padding-bottom="0.175cm" fo:padding-left="0.3cm" fo:padding-right="0.3cm" loext:decorative="false"/>
      <style:paragraph-properties style:writing-mode="lr-tb"/>
    </style:style>
    <style:style style:name="gr1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276cm" fo:min-width="0.776cm" fo:padding-top="0.175cm" fo:padding-bottom="0.175cm" fo:padding-left="0.3cm" fo:padding-right="0.3cm" loext:decorative="false"/>
      <style:paragraph-properties style:writing-mode="lr-tb"/>
    </style:style>
    <style:style style:name="gr13" style:family="graphic" style:parent-style-name="standard">
      <style:graphic-properties draw:stroke="dash" draw:stroke-dash="Dot_20__28_Rounded_29_" svg:stroke-width="0.2cm" svg:stroke-color="#be480a" draw:marker-start-width="0.5cm" draw:marker-end-width="0.5cm" svg:stroke-linecap="round" draw:fill-color="#ffffff" draw:textarea-horizontal-align="justify" draw:textarea-vertical-align="middle" draw:auto-grow-height="false" fo:min-height="2.852cm" fo:min-width="2.916cm" fo:padding-top="0.225cm" fo:padding-bottom="0.225cm" fo:padding-left="0.35cm" fo:padding-right="0.3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svg:stroke-width="0cm" svg:stroke-color="#ff0000" draw:marker-start-width="0.2cm" draw:marker-end-width="0.2cm" draw:textarea-vertical-align="middle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526cm" fo:min-width="5.526cm" fo:padding-top="0.175cm" fo:padding-bottom="0.175cm" fo:padding-left="0.3cm" fo:padding-right="0.3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ot_20__28_Rounded_29_" svg:stroke-width="0.1cm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15cm" fo:min-width="1.9cm" fo:padding-top="0.175cm" fo:padding-bottom="0.175cm" fo:padding-left="0.3cm" fo:padding-right="0.3cm" loext:decorative="false"/>
      <style:paragraph-properties style:writing-mode="lr-tb"/>
    </style:style>
    <style:style style:name="gr20" style:family="graphic" style:parent-style-name="standard">
      <style:graphic-properties draw:stroke="dash" draw:stroke-dash="Dot_20__28_Rounded_29_" svg:stroke-width="0.1cm" svg:stroke-color="#861141" draw:marker-start-width="0.35cm" draw:marker-end-width="0.35cm" svg:stroke-linecap="round" draw:fill-color="#ffffff" draw:textarea-horizontal-align="justify" draw:textarea-vertical-align="middle" draw:auto-grow-height="false" fo:min-height="0.752cm" fo:min-width="2.706cm" fo:padding-top="0.175cm" fo:padding-bottom="0.175cm" fo:padding-left="0.3cm" fo:padding-right="0.3cm" loext:decorative="false"/>
      <style:paragraph-properties style:writing-mode="lr-tb"/>
    </style:style>
    <style:style style:name="gr21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528cm" fo:padding-top="0.175cm" fo:padding-bottom="0.175cm" fo:padding-left="0.3cm" fo:padding-right="0.3cm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358cm" fo:min-width="4.174cm" fo:padding-top="0.175cm" fo:padding-bottom="0.175cm" fo:padding-left="0.3cm" fo:padding-right="0.3cm" loext:decorative="false"/>
      <style:paragraph-properties style:writing-mode="lr-tb"/>
    </style:style>
    <style:style style:name="gr2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4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4.528cm" fo:padding-top="0.175cm" fo:padding-bottom="0.175cm" fo:padding-left="0.3cm" fo:padding-right="0.3cm" loext:decorative="false"/>
      <style:paragraph-properties style:writing-mode="lr-tb"/>
    </style:style>
    <style:style style:name="gr25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1.65cm" fo:padding-top="0.175cm" fo:padding-bottom="0.175cm" fo:padding-left="0.3cm" fo:padding-right="0.3cm" loext:decorative="false"/>
      <style:paragraph-properties style:writing-mode="lr-tb"/>
    </style:style>
    <style:style style:name="gr26" style:family="graphic" style:parent-style-name="standard">
      <style:graphic-properties svg:stroke-width="0.1cm" svg:stroke-color="#55308d" draw:marker-start-width="0.35cm" draw:marker-end-width="0.35cm" draw:fill-color="#81d41a" draw:textarea-horizontal-align="justify" draw:textarea-vertical-align="middle" draw:auto-grow-height="false" fo:min-height="0.4cm" fo:min-width="0.65cm" fo:padding-top="0.175cm" fo:padding-bottom="0.175cm" fo:padding-left="0.3cm" fo:padding-right="0.3cm" loext:decorative="false"/>
      <style:paragraph-properties style:writing-mode="lr-tb"/>
    </style:style>
    <style:style style:name="gr27" style:family="graphic" style:parent-style-name="standard">
      <style:graphic-properties svg:stroke-width="0.1cm" svg:stroke-color="#81d41a" draw:marker-start-width="0.35cm" draw:marker-end-width="0.35cm" draw:fill-color="#ffffff" draw:textarea-horizontal-align="justify" draw:textarea-vertical-align="middle" draw:auto-grow-height="false" fo:min-height="0.888cm" fo:min-width="3.644cm" fo:padding-top="0.175cm" fo:padding-bottom="0.175cm" fo:padding-left="0.3cm" fo:padding-right="0.3cm" loext:decorative="false"/>
      <style:paragraph-properties style:writing-mode="lr-tb"/>
    </style:style>
    <style:style style:name="gr28" style:family="graphic" style:parent-style-name="objectwithoutfill">
      <style:graphic-properties svg:stroke-color="#ff0000" draw:marker-end="Arrowheads_20_8" draw:marker-end-width="0.3cm" draw:fill="none" draw:textarea-vertical-align="middle" loext:decorative="false"/>
    </style:style>
    <style:style style:name="gr29" style:family="graphic" style:parent-style-name="standard">
      <style:graphic-properties svg:stroke-width="0.1cm" svg:stroke-color="#55308d" draw:marker-start-width="0.35cm" draw:marker-end-width="0.35cm" draw:fill-color="#729fcf" draw:textarea-horizontal-align="justify" draw:textarea-vertical-align="middle" draw:auto-grow-height="false" fo:min-height="0.4cm" fo:min-width="2.276cm" fo:padding-top="0.175cm" fo:padding-bottom="0.175cm" fo:padding-left="0.3cm" fo:padding-right="0.3cm" loext:decorative="false"/>
      <style:paragraph-properties style:writing-mode="lr-tb"/>
    </style:style>
    <style:style style:name="gr30" style:family="graphic" style:parent-style-name="standard">
      <style:graphic-properties draw:stroke="dash" draw:stroke-dash="Long_20_Dot_20__28_Rounded_29_" svg:stroke-width="0.1cm" svg:stroke-color="#666666" draw:marker-start-width="0.35cm" draw:marker-end-width="0.35cm" svg:stroke-linecap="round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81d41a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729fc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0pt" fo:font-weight="bold" style:font-weight-asian="bold" style:font-weight-complex="bold"/>
    </style:style>
    <style:style style:name="P8" style:family="paragraph">
      <loext:graphic-properties draw:fill-color="#729fcf"/>
      <style:paragraph-properties fo:text-align="center"/>
      <style:text-properties fo:font-size="10pt" fo:font-weight="bold" style:font-weight-asian="bold" style:font-weight-complex="bold"/>
    </style:style>
    <style:style style:name="P9" style:family="paragraph">
      <loext:graphic-properties draw:fill-color="#81d41a"/>
      <style:paragraph-properties fo:text-align="center"/>
      <style:text-properties fo:font-size="10pt" fo:font-weight="bold" style:font-weight-asian="bold" style:font-weight-complex="bold"/>
    </style:style>
    <style:style style:name="P1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-color="#81d41a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-color="#81d41a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1.75cm" svg:x="6.25cm" svg:y="1.25cm">
          <text:p text:style-name="P1"><text:span text:style-name="T1">updateJoint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cm" svg:height="1.5cm" svg:x="12.5cm" svg:y="15.25cm">
          <text:p text:style-name="P1"><text:span text:style-name="T2">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3" draw:id="id3" draw:layer="layout" svg:width="5.25cm" svg:height="1.5cm" svg:x="5cm" svg:y="5.75cm">
          <text:p text:style-name="P4"><text:span text:style-name="T1">_join</text:span><text:span text:style-name="T1">t_pos</text:span><text:span text:style-name="T1">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1" draw:id="id1" draw:layer="layout" svg:width="5.25cm" svg:height="1.5cm" svg:x="8.25cm" svg:y="4cm">
          <text:p text:style-name="P4"><text:span text:style-name="T1">_joint_v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line-skew="2.3cm -1.801cm" svg:x1="10.875cm" svg:y1="4cm" svg:x2="11.25cm" svg:y2="2.125cm" draw:start-shape="id1" draw:start-glue-point="4" draw:end-shape="id2" draw:end-glue-point="10" svg:d="M10875 4000v-1000h1375v-875h-1000" svg:viewBox="0 0 1376 1876">
          <text:p/>
        </draw:connector>
        <draw:custom-shape draw:style-name="gr5" draw:text-style-name="P2" xml:id="id4" draw:id="id4" draw:layer="layout" svg:width="7cm" svg:height="1.75cm" svg:x="10cm" svg:y="8.5cm">
          <text:p text:style-name="P1"><text:span text:style-name="T1">ForwardKinematicsTC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5cm" svg:height="1.75cm" svg:x="19.75cm" svg:y="8.5cm">
          <text:p text:style-name="P1"><text:span text:style-name="T1">setExpon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7cm" svg:height="1.75cm" svg:x="10cm" svg:y="12.75cm">
          <text:p text:style-name="P1"><text:span text:style-name="T1">ForwardKinematics3DOF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9.25cm" svg:height="1.75cm" svg:x="24.5cm" svg:y="12.75cm">
          <text:p text:style-name="P1"><text:span text:style-name="T1">initializeLocalScrewCoordVecto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" draw:id="id17" draw:layer="layout" svg:width="7cm" svg:height="1cm" svg:x="16.75cm" svg:y="26cm">
          <text:p text:style-name="P1"><text:span text:style-name="T1">Body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5cm" svg:height="1.75cm" svg:x="17.875cm" svg:y="20.25cm">
          <text:p text:style-name="P1"><text:span text:style-name="T1">BodyJacobian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" draw:id="id12" draw:layer="layout" svg:width="5cm" svg:height="1.75cm" svg:x="16.5cm" svg:y="15.5cm">
          <text:p text:style-name="P1"><text:span text:style-name="T1">SpatialJacobian_Tool_1(_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5cm" svg:height="1.75cm" svg:x="27.25cm" svg:y="15.5cm">
          <text:p text:style-name="P1"><text:span text:style-name="T1">ToolVelocityTw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7.625cm" svg:y1="7.25cm" svg:x2="13.5cm" svg:y2="8.5cm" draw:start-shape="id3" draw:start-glue-point="6" draw:end-shape="id4" draw:end-glue-point="4" svg:d="M7625 7250v626h5875v624" svg:viewBox="0 0 5876 1251">
          <text:p/>
        </draw:connector>
        <draw:custom-shape draw:style-name="gr9" draw:text-style-name="P8" xml:id="id6" draw:id="id6" draw:layer="layout" svg:width="2.75cm" svg:height="1.25cm" svg:x="12.125cm" svg:y="10.75cm">
          <text:p text:style-name="P7"><text:span text:style-name="T2">_gst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9" xml:id="id14" draw:id="id14" draw:layer="layout" svg:width="6cm" svg:height="1.25cm" svg:x="16cm" svg:y="18cm">
          <text:p text:style-name="P7"><text:span text:style-name="T3">*ptr2Jsp1, Jsp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xml:id="id7" draw:id="id7" draw:layer="layout" svg:width="6cm" svg:height="1.25cm" svg:x="26.25cm" svg:y="8.75cm">
          <text:p text:style-name="P7"><text:span text:style-name="T2">_active_ex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7cm" svg:y1="9.375cm" svg:x2="19.75cm" svg:y2="9.375cm" draw:start-shape="id4" draw:start-glue-point="10" draw:end-shape="id5" draw:end-glue-point="6" svg:d="M17000 9375h2750" svg:viewBox="0 0 2751 1">
          <text:p/>
        </draw:connector>
        <draw:connector draw:style-name="gr11" draw:text-style-name="P6" draw:layer="layout" svg:x1="13.5cm" svg:y1="10.25cm" svg:x2="13.5cm" svg:y2="10.75cm" draw:start-shape="id4" draw:start-glue-point="8" draw:end-shape="id6" draw:end-glue-point="4" svg:d="M13500 10250v500" svg:viewBox="0 0 1 501">
          <text:p/>
        </draw:connector>
        <draw:connector draw:style-name="gr4" draw:text-style-name="P6" draw:layer="layout" svg:x1="7.625cm" svg:y1="5.75cm" svg:x2="8.75cm" svg:y2="3cm" draw:start-shape="id3" draw:start-glue-point="4" draw:end-shape="id2" draw:end-glue-point="8" svg:d="M7625 5750v-1375h1125v-1375" svg:viewBox="0 0 1126 2751">
          <text:p/>
        </draw:connector>
        <draw:custom-shape draw:style-name="gr12" draw:text-style-name="P9" xml:id="id13" draw:id="id13" draw:layer="layout" svg:width="2.75cm" svg:height="1.25cm" svg:x="21.25cm" svg:y="11.75cm">
          <text:p text:style-name="P7"><text:span text:style-name="T2">iX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" draw:id="id8" draw:layer="layout" svg:width="5.75cm" svg:height="5.25cm" svg:x="26.25cm" svg:y="1.5cm">
          <text:p text:style-name="P10"><text:span text:style-name="T4">Abstract </text:span><text:span text:style-name="T4">Base</text:span></text:p>
          <text:p text:style-name="P10"><text:span text:style-name="T5">gsai_ptr</text:span></text:p>
          <text:p text:style-name="P10"><text:span text:style-name="T5">gsli_ptr</text:span></text:p>
          <text:p text:style-name="P10"><text:span text:style-name="T5">active_twists</text:span></text:p>
          <text:p text:style-name="P10"><text:span text:style-name="T5">link_mass</text:span></text:p>
          <text:p text:style-name="P10"><text:span text:style-name="T5">link_inertia</text:span></text:p>
          <text:p text:style-name="P10"><text:span text:style-name="T5">fc_coeffs</text:span></text:p>
          <text:p text:style-name="P10"><text:span text:style-name="T5">fv_coeff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4" draw:text-style-name="P12" draw:layer="layout" draw:type="line" svg:x1="24.75cm" svg:y1="9.375cm" svg:x2="26.25cm" svg:y2="9.375cm" draw:start-shape="id5" draw:start-glue-point="10" draw:end-shape="id7" draw:end-glue-point="5" svg:d="M24750 9375h1500" svg:viewBox="0 0 1501 1">
          <text:p/>
        </draw:connector>
        <draw:connector draw:style-name="gr4" draw:text-style-name="P6" draw:layer="layout" svg:x1="32cm" svg:y1="4.125cm" svg:x2="33.75cm" svg:y2="13.625cm" draw:start-shape="id8" draw:start-glue-point="7" draw:end-shape="id9" draw:end-glue-point="10" svg:d="M32000 4125h2301v9500h-551" svg:viewBox="0 0 2302 9501">
          <text:p/>
        </draw:connector>
        <draw:connector draw:style-name="gr4" draw:text-style-name="P6" draw:layer="layout" svg:x1="17cm" svg:y1="13.625cm" svg:x2="20.482cm" svg:y2="9.994cm" draw:start-shape="id10" draw:start-glue-point="10" draw:end-shape="id5" draw:end-glue-point="7" svg:d="M17000 13625h3482v-3631" svg:viewBox="0 0 3483 3632">
          <text:p/>
        </draw:connector>
        <draw:connector draw:style-name="gr4" draw:text-style-name="P6" draw:layer="layout" svg:x1="5cm" svg:y1="6.5cm" svg:x2="10cm" svg:y2="13.625cm" draw:start-shape="id3" draw:start-glue-point="5" draw:end-shape="id10" draw:end-glue-point="6" svg:d="M5000 6500h-551v7125h5551" svg:viewBox="0 0 5552 7126">
          <text:p/>
        </draw:connector>
        <draw:connector draw:style-name="gr4" draw:text-style-name="P6" draw:layer="layout" draw:line-skew="-3.601cm" svg:x1="17cm" svg:y1="13.625cm" svg:x2="26.25cm" svg:y2="4.125cm" draw:start-shape="id10" draw:start-glue-point="10" draw:end-shape="id8" draw:end-glue-point="5" svg:d="M17000 13625h1000v-9500h8250" svg:viewBox="0 0 9251 9501">
          <text:p/>
        </draw:connector>
        <draw:connector draw:style-name="gr15" draw:text-style-name="P12" draw:layer="layout" draw:type="line" svg:x1="13.5cm" svg:y1="14.5cm" svg:x2="13.5cm" svg:y2="15.25cm" draw:start-shape="id10" draw:start-glue-point="8" draw:end-shape="id11" draw:end-glue-point="4" svg:d="M13500 14500v750" svg:viewBox="0 0 1 751">
          <text:p/>
        </draw:connector>
        <draw:connector draw:style-name="gr8" draw:text-style-name="P6" draw:layer="layout" svg:x1="21.5cm" svg:y1="16.375cm" svg:x2="22.625cm" svg:y2="13cm" draw:start-shape="id12" draw:start-glue-point="10" draw:end-shape="id13" draw:end-glue-point="6" svg:d="M21500 16375h1125v-3375" svg:viewBox="0 0 1126 3376">
          <text:p/>
        </draw:connector>
        <draw:connector draw:style-name="gr8" draw:text-style-name="P6" draw:layer="layout" svg:x1="14.5cm" svg:y1="16cm" svg:x2="16.5cm" svg:y2="16.375cm" draw:start-shape="id11" draw:start-glue-point="7" draw:end-shape="id12" draw:end-glue-point="6" svg:d="M14500 16000h1001v375h999" svg:viewBox="0 0 2001 376">
          <text:p/>
        </draw:connector>
        <draw:connector draw:style-name="gr11" draw:text-style-name="P6" draw:layer="layout" svg:x1="19cm" svg:y1="17.25cm" svg:x2="19cm" svg:y2="18cm" draw:start-shape="id12" draw:start-glue-point="8" draw:end-shape="id14" draw:end-glue-point="4" svg:d="M19000 17250v750" svg:viewBox="0 0 1 751">
          <text:p/>
        </draw:connector>
        <draw:connector draw:style-name="gr8" draw:text-style-name="P6" draw:layer="layout" svg:x1="13.5cm" svg:y1="16.75cm" svg:x2="17.875cm" svg:y2="21.125cm" draw:start-shape="id11" draw:start-glue-point="6" draw:end-shape="id15" draw:end-glue-point="6" svg:d="M13500 16750v4375h4375" svg:viewBox="0 0 4376 4376">
          <text:p/>
        </draw:connector>
        <draw:connector draw:style-name="gr16" draw:text-style-name="P6" draw:layer="layout" svg:x1="22.875cm" svg:y1="21.125cm" svg:x2="22.625cm" svg:y2="13cm" draw:start-shape="id15" draw:start-glue-point="10" draw:end-shape="id13" draw:end-glue-point="6" svg:d="M22875 21125h551v-4500h-801v-3625" svg:viewBox="0 0 802 8126">
          <text:p/>
        </draw:connector>
        <draw:custom-shape draw:style-name="gr17" draw:text-style-name="P9" xml:id="id16" draw:id="id16" draw:layer="layout" svg:width="12.25cm" svg:height="1.75cm" svg:x="14.25cm" svg:y="22.75cm">
          <text:p text:style-name="P7"><text:span text:style-name="T3">*ptr2</text:span><text:span text:style-name="T3">Body</text:span><text:span text:style-name="T3">Jaco</text:span><text:span text:style-name="T3">bians</text:span><text:span text:style-name="T3">Fram</text:span><text:span text:style-name="T3">es,</text:span></text:p>
          <text:p text:style-name="P7"><text:span text:style-name="T3">Body</text:span><text:span text:style-name="T3">Jaco</text:span><text:span text:style-name="T3">bians</text:span><text:span text:style-name="T3">Fram</text:span><text:span text:style-name="T3">es[]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0.375cm" svg:y1="22cm" svg:x2="20.375cm" svg:y2="22.75cm" draw:start-shape="id15" draw:start-glue-point="8" draw:end-shape="id16" draw:end-glue-point="4" svg:d="M20375 22000v750" svg:viewBox="0 0 1 751">
          <text:p/>
        </draw:connector>
        <draw:connector draw:style-name="gr8" draw:text-style-name="P6" draw:layer="layout" draw:line-skew="-2.876cm 2.699cm" svg:x1="22.625cm" svg:y1="13cm" svg:x2="23.75cm" svg:y2="26.5cm" draw:start-shape="id13" draw:start-glue-point="6" draw:end-shape="id17" draw:end-glue-point="10" svg:d="M22625 13000v3625h4375v9875h-3250" svg:viewBox="0 0 4376 13501">
          <text:p/>
        </draw:connector>
        <draw:connector draw:style-name="gr8" draw:text-style-name="P6" draw:layer="layout" svg:x1="13.5cm" svg:y1="16.75cm" svg:x2="16.75cm" svg:y2="26.5cm" draw:start-shape="id11" draw:start-glue-point="6" draw:end-shape="id17" draw:end-glue-point="6" svg:d="M13500 16750v9750h3250" svg:viewBox="0 0 3251 9751">
          <text:p/>
        </draw:connector>
        <draw:custom-shape draw:style-name="gr10" draw:text-style-name="P9" xml:id="id18" draw:id="id18" draw:layer="layout" svg:width="6cm" svg:height="1.25cm" svg:x="17.25cm" svg:y="27.75cm">
          <text:p text:style-name="P7"><text:span text:style-name="T3">*ptr2</text:span><text:span text:style-name="T3">Jbd_</text:span><text:span text:style-name="T3">t_1, </text:span><text:span text:style-name="T3">Jbd_</text:span><text:span text:style-name="T3">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20.25cm" svg:y1="27cm" svg:x2="20.25cm" svg:y2="27.75cm" draw:start-shape="id17" draw:start-glue-point="8" draw:end-shape="id18" draw:end-glue-point="4" svg:d="M20250 27000v750" svg:viewBox="0 0 1 751">
          <text:p/>
        </draw:connector>
        <draw:connector draw:style-name="gr18" draw:text-style-name="P6" draw:layer="layout" draw:line-skew="3.874cm" svg:x1="13.5cm" svg:y1="4.75cm" svg:x2="27.25cm" svg:y2="16.375cm" draw:start-shape="id1" draw:start-glue-point="7" draw:end-shape="id19" draw:end-glue-point="6" svg:d="M13500 4750h10750v11625h3000" svg:viewBox="0 0 13751 11626">
          <text:p/>
        </draw:connector>
        <draw:connector draw:style-name="gr4" draw:text-style-name="P6" draw:layer="layout" svg:x1="22cm" svg:y1="18.625cm" svg:x2="29.75cm" svg:y2="17.25cm" draw:start-shape="id14" draw:start-glue-point="7" draw:end-shape="id19" draw:end-glue-point="8" svg:d="M22000 18625h7750v-1375" svg:viewBox="0 0 7751 1376">
          <text:p/>
        </draw:connector>
        <draw:connector draw:style-name="gr4" draw:text-style-name="P6" draw:layer="layout" svg:x1="23.25cm" svg:y1="28.375cm" svg:x2="29.75cm" svg:y2="17.25cm" draw:start-shape="id18" draw:start-glue-point="7" draw:end-shape="id19" draw:end-glue-point="8" svg:d="M23250 28375h6500v-11125" svg:viewBox="0 0 6501 11126">
          <text:p/>
        </draw:connector>
        <draw:custom-shape draw:style-name="gr19" draw:text-style-name="P14" xml:id="id20" draw:id="id20" draw:layer="layout" svg:width="5cm" svg:height="1cm" svg:x="33.25cm" svg:y="15.875cm">
          <text:p text:style-name="P13"><text:span text:style-name="T6">Vsp_</text:span><text:span text:style-name="T6">tool_</text:span><text:span text:style-name="T6">twist</text:span><text:span text:style-name="T6">, </text:span><text:span text:style-name="T6">Vbd_</text:span><text:span text:style-name="T6">tool_</text:span><text:span text:style-name="T6">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2.25cm" svg:y1="16.375cm" svg:x2="33.25cm" svg:y2="16.375cm" draw:start-shape="id19" draw:start-glue-point="10" draw:end-shape="id20" draw:end-glue-point="5" svg:d="M32250 16375h1000" svg:viewBox="0 0 1001 1">
          <text:p/>
        </draw:connector>
        <draw:custom-shape draw:style-name="gr20" draw:text-style-name="P2" xml:id="id30" draw:id="id30" draw:layer="layout" svg:width="5.25cm" svg:height="1.75cm" svg:x="34.75cm" svg:y="11.75cm">
          <text:p text:style-name="P4"><text:span text:style-name="T1">typ_jacobian </text:span><text:span text:style-name="T1">jacob_selection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xml:id="id21" draw:id="id21" draw:layer="layout" svg:width="7.25cm" svg:height="1cm" svg:x="30.5cm" svg:y="20cm">
          <text:p text:style-name="P1"><text:span text:style-name="T1">DtSpatialJacobian_Tool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23" draw:id="id23" draw:layer="layout" svg:width="6.75cm" svg:height="1cm" svg:x="30.75cm" svg:y="24.5cm">
          <text:p text:style-name="P1"><text:span text:style-name="T1">DtBodyJacobian_</text:span><text:span text:style-name="T1">Tool_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6" draw:layer="layout" draw:line-skew="2.525cm" svg:x1="13.5cm" svg:y1="4.751cm" svg:x2="30.5cm" svg:y2="20.5cm" draw:end-shape="id21" draw:end-glue-point="6" svg:d="M13500 4751h10750v15749h6250" svg:viewBox="0 0 17001 15750">
          <text:p/>
        </draw:connector>
        <draw:connector draw:style-name="gr4" draw:text-style-name="P6" xml:id="id35" draw:id="id35" draw:layer="layout" svg:x1="22cm" svg:y1="18.625cm" svg:x2="34.125cm" svg:y2="20cm" draw:start-shape="id14" draw:start-glue-point="7" draw:end-shape="id21" draw:end-glue-point="4" svg:d="M22000 18625h12125v1375" svg:viewBox="0 0 12126 1376">
          <text:p/>
        </draw:connector>
        <draw:custom-shape draw:style-name="gr10" draw:text-style-name="P9" xml:id="id22" draw:id="id22" draw:layer="layout" svg:width="6cm" svg:height="1.25cm" svg:x="31.125cm" svg:y="21.75cm">
          <text:p text:style-name="P7"><text:span text:style-name="T3">*ptr2</text:span><text:span text:style-name="T3">dJs</text:span><text:span text:style-name="T3">p1, </text:span><text:span text:style-name="T3">dJs</text:span><text:span text:style-name="T3">p_t_</text:span><text:span text:style-name="T3">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125cm" svg:y1="21cm" svg:x2="34.125cm" svg:y2="21.75cm" draw:start-shape="id21" draw:start-glue-point="8" draw:end-shape="id22" draw:end-glue-point="4" svg:d="M34125 21000v750" svg:viewBox="0 0 1 751">
          <text:p/>
        </draw:connector>
        <draw:connector draw:style-name="gr23" draw:text-style-name="P12" draw:layer="layout" svg:x1="29.125cm" svg:y1="12.75cm" svg:x2="24cm" svg:y2="12.375cm" draw:start-shape="id9" draw:start-glue-point="4" draw:end-shape="id13" draw:end-glue-point="7" svg:d="M29125 12750v-375h-5125" svg:viewBox="0 0 5126 376">
          <text:p/>
        </draw:connector>
        <draw:connector draw:style-name="gr4" draw:text-style-name="P6" draw:layer="layout" svg:x1="26.5cm" svg:y1="23.625cm" svg:x2="34.125cm" svg:y2="24.5cm" draw:start-shape="id16" draw:start-glue-point="7" draw:end-shape="id23" draw:end-glue-point="4" svg:d="M26500 23625h7625v875" svg:viewBox="0 0 7626 876">
          <text:p/>
        </draw:connector>
        <draw:connector draw:style-name="gr18" draw:text-style-name="P6" draw:layer="layout" draw:line-skew="2.4cm" svg:x1="13.5cm" svg:y1="4.752cm" svg:x2="30.75cm" svg:y2="25cm" draw:end-shape="id23" draw:end-glue-point="6" svg:d="M13500 4752h10750v20248h6500" svg:viewBox="0 0 17251 20249">
          <text:p/>
        </draw:connector>
        <draw:custom-shape draw:style-name="gr10" draw:text-style-name="P9" xml:id="id24" draw:id="id24" draw:layer="layout" svg:width="6cm" svg:height="1.25cm" svg:x="31.125cm" svg:y="26.5cm">
          <text:p text:style-name="P7"><text:span text:style-name="T3">*ptr2dJsp1, </text:span><text:span text:style-name="T3">dJsp_t_1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34.125cm" svg:y1="25.5cm" svg:x2="34.125cm" svg:y2="26.5cm" draw:start-shape="id23" draw:start-glue-point="8" draw:end-shape="id24" draw:end-glue-point="4" svg:d="M34125 25500v1000" svg:viewBox="0 0 1 1001">
          <text:p/>
        </draw:connector>
        <draw:custom-shape draw:style-name="gr24" draw:text-style-name="P2" xml:id="id27" draw:id="id27" draw:layer="layout" svg:width="7.25cm" svg:height="1.75cm" svg:x="40cm" svg:y="3.5cm">
          <text:p text:style-name="P1"><text:span text:style-name="T1">OperationalSpaceJacobi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xml:id="id25" draw:id="id25" draw:layer="layout" svg:width="7cm" svg:height="1cm" svg:x="40.125cm" svg:y="6.5cm">
          <text:p text:style-name="P1"><text:span text:style-name="T1">se</text:span><text:span text:style-name="T1">tB</text:span><text:span text:style-name="T1">o</text:span><text:span text:style-name="T1">dy</text:span><text:span text:style-name="T1">P</text:span><text:span text:style-name="T1">os</text:span><text:span text:style-name="T1">iti</text:span><text:span text:style-name="T1">o</text:span><text:span text:style-name="T1">nJ</text:span><text:span text:style-name="T1">ac</text:span><text:span text:style-name="T1">o</text:span><text:span text:style-name="T1">bi</text:span><text:span text:style-name="T1">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5" xml:id="id26" draw:id="id26" draw:layer="layout" svg:width="4.5cm" svg:height="1.5cm" svg:x="41.375cm" svg:y="8.5cm">
          <text:p text:style-name="P4"><text:span text:style-name="T1">Jbd_po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2" draw:layer="layout" draw:type="line" svg:x1="43.625cm" svg:y1="7.5cm" svg:x2="43.625cm" svg:y2="8.5cm" draw:start-shape="id25" draw:start-glue-point="8" draw:end-shape="id26" draw:end-glue-point="4" svg:d="M43625 7500v1000" svg:viewBox="0 0 1 1001">
          <text:p/>
        </draw:connector>
        <draw:connector draw:style-name="gr4" draw:text-style-name="P6" draw:layer="layout" svg:x1="43.625cm" svg:y1="5.25cm" svg:x2="43.625cm" svg:y2="6.5cm" draw:start-shape="id27" draw:start-glue-point="8" draw:end-shape="id25" draw:end-glue-point="4" svg:d="M43625 5250v1250" svg:viewBox="0 0 1 1251">
          <text:p/>
        </draw:connector>
        <draw:custom-shape draw:style-name="gr26" draw:text-style-name="P15" xml:id="id28" draw:id="id28" draw:layer="layout" svg:width="2.5cm" svg:height="1.5cm" svg:x="48.5cm" svg:y="3.625cm">
          <text:p text:style-name="P4"><text:span text:style-name="T1">Jo</text:span><text:span text:style-name="T1">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7.25cm" svg:y1="4.375cm" svg:x2="48.5cm" svg:y2="4.375cm" draw:start-shape="id27" draw:start-glue-point="10" draw:end-shape="id28" draw:end-glue-point="5" svg:d="M47250 4375h1250" svg:viewBox="0 0 1251 1">
          <text:p/>
        </draw:connector>
        <draw:connector draw:style-name="gr8" draw:text-style-name="P6" xml:id="id29" draw:id="id29" draw:layer="layout" draw:line-skew="3.362cm" svg:x1="32.076cm" svg:y1="31.628cm" svg:x2="40cm" svg:y2="4.375cm" draw:end-shape="id27" draw:end-glue-point="6" svg:d="M32076 31628h7049v-27253h875" svg:viewBox="0 0 7925 27254">
          <text:p/>
        </draw:connector>
        <draw:connector draw:style-name="gr8" draw:text-style-name="P6" draw:layer="layout" svg:x1="13.5cm" svg:y1="16.75cm" svg:x2="32.076cm" svg:y2="31.628cm" draw:start-shape="id11" draw:start-glue-point="6" draw:end-shape="id29" draw:end-glue-point="2" svg:d="M13500 16750v14878h18576" svg:viewBox="0 0 18577 14879">
          <text:p/>
        </draw:connector>
        <draw:custom-shape draw:style-name="gr27" draw:text-style-name="P2" xml:id="id31" draw:id="id31" draw:layer="layout" svg:width="6cm" svg:height="1.75cm" svg:x="41.25cm" svg:y="15.75cm">
          <text:p text:style-name="P1"><text:span text:style-name="T1">DtToolVelocityTwi</text:span><text:span text:style-name="T1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2" draw:layer="layout" draw:line-skew="0.249cm" svg:x1="36.719cm" svg:y1="13.5cm" svg:x2="31.518cm" svg:y2="15.756cm" draw:start-shape="id30" draw:start-glue-point="7" draw:end-shape="id19" draw:end-glue-point="11" svg:d="M36719 13500v1250h-5201v1006" svg:viewBox="0 0 5202 2257">
          <text:p/>
        </draw:connector>
        <draw:connector draw:style-name="gr28" draw:text-style-name="P12" draw:layer="layout" draw:line-skew="-0.626cm" svg:x1="37.375cm" svg:y1="13.5cm" svg:x2="41.25cm" svg:y2="16.7cm" draw:start-shape="id30" draw:start-glue-point="8" svg:d="M37375 13500v1250h3875v1950" svg:viewBox="0 0 3876 3201">
          <text:p/>
        </draw:connector>
        <draw:custom-shape draw:style-name="gr19" draw:text-style-name="P14" xml:id="id32" draw:id="id32" draw:layer="layout" svg:width="5cm" svg:height="1cm" svg:x="48.75cm" svg:y="16.125cm">
          <text:p text:style-name="P13"><text:span text:style-name="T6">Vsp_</text:span><text:span text:style-name="T6">tool_</text:span><text:span text:style-name="T6">twist</text:span><text:span text:style-name="T6">, </text:span><text:span text:style-name="T6">Vbd_</text:span><text:span text:style-name="T6">tool_</text:span><text:span text:style-name="T6">twi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svg:x1="47.25cm" svg:y1="16.625cm" svg:x2="48.75cm" svg:y2="16.625cm" draw:start-shape="id31" draw:start-glue-point="10" draw:end-shape="id32" draw:end-glue-point="5" svg:d="M47250 16625h1500" svg:viewBox="0 0 1501 1">
          <text:p/>
        </draw:connector>
        <draw:connector draw:style-name="gr18" draw:text-style-name="P6" xml:id="id33" draw:id="id33" draw:layer="layout" draw:line-skew="-13.309cm" svg:x1="12.398cm" svg:y1="4.752cm" svg:x2="24.294cm" svg:y2="31.366cm" svg:d="M12398 4752v-2h11896v26616" svg:viewBox="0 0 11897 26617">
          <text:p/>
        </draw:connector>
        <draw:connector draw:style-name="gr18" draw:text-style-name="P6" draw:layer="layout" svg:x1="46.372cm" svg:y1="17.244cm" svg:x2="24.294cm" svg:y2="31.366cm" draw:start-shape="id31" draw:start-glue-point="9" draw:end-shape="id33" draw:end-glue-point="3" svg:d="M46372 17244v14122h-22078" svg:viewBox="0 0 22079 14123">
          <text:p/>
        </draw:connector>
        <draw:custom-shape draw:style-name="gr29" draw:text-style-name="P5" xml:id="id34" draw:id="id34" draw:layer="layout" svg:width="5.75cm" svg:height="1.5cm" svg:x="1.25cm" svg:y="4.25cm">
          <text:p text:style-name="P4"><text:span text:style-name="T1">_joint_accel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4.125cm" svg:y1="4.25cm" svg:x2="6.25cm" svg:y2="2.125cm" draw:start-shape="id34" draw:start-glue-point="4" draw:end-shape="id2" draw:end-glue-point="6" svg:d="M4125 4250v-2125h2125" svg:viewBox="0 0 2126 2126">
          <text:p/>
        </draw:connector>
        <draw:connector draw:style-name="gr30" draw:text-style-name="P6" draw:layer="layout" draw:line-skew="14.198cm" svg:x1="42.128cm" svg:y1="17.244cm" svg:x2="4.125cm" svg:y2="5.75cm" draw:start-shape="id31" draw:start-glue-point="7" draw:end-shape="id34" draw:end-glue-point="6" svg:d="M42128 17244v15006h-38003v-26500" svg:viewBox="0 0 38004 26501">
          <text:p/>
        </draw:connector>
        <draw:connector draw:style-name="gr4" draw:text-style-name="P6" draw:layer="layout" draw:line-skew="0.162cm" svg:x1="44.25cm" svg:y1="17.5cm" svg:x2="34.125cm" svg:y2="18.625cm" draw:start-shape="id31" draw:start-glue-point="8" draw:end-shape="id35" draw:end-glue-point="0" svg:d="M44250 17500v750h-10125v375" svg:viewBox="0 0 10126 112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stroke-dash draw:name="Dot_20__28_Rounded_29_" draw:display-name="Dot (Rounded)" draw:style="round" draw:dots1="1" draw:dots1-length="1%" draw:distance="1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5:42:00.539829073</meta:creation-date>
    <meta:generator>LibreOffice/7.6.2.1$Linux_X86_64 LibreOffice_project/56f7684011345957bbf33a7ee678afaf4d2ba333</meta:generator>
    <dc:date>2023-10-19T21:28:27.058711791</dc:date>
    <meta:editing-duration>PT5H46M21S</meta:editing-duration>
    <meta:editing-cycles>13</meta:editing-cycles>
    <meta:document-statistic meta:object-count="76"/>
  </office:meta>
</office:document-meta>
</file>